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3803">
            <text:p>Beta-83803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920.0">
            <text:p>3920.0</text:p>
          </table:table-cell>
          <table:table-cell office:value-type="float" office:value="60.0">
            <text:p>6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HirakawaSawagaki1998,VerleyenEtal2017">
            <text:p>IshiwaEtal2021,HirakawaSawagaki1998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90140">
            <text:p>Beta-90140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2930.0">
            <text:p>42930.0</text:p>
          </table:table-cell>
          <table:table-cell office:value-type="float" office:value="990.0">
            <text:p>99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90954">
            <text:p>Beta-90954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690.0">
            <text:p>35690.0</text:p>
          </table:table-cell>
          <table:table-cell office:value-type="float" office:value="1630.0">
            <text:p>163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1000">
            <text:p>Beta-81000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330.0">
            <text:p>3330.0</text:p>
          </table:table-cell>
          <table:table-cell office:value-type="float" office:value="80.0">
            <text:p>8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HirakawaSawagaki1998,VerleyenEtal2017">
            <text:p>IshiwaEtal2021,MiuraEtal1998,HirakawaSawagaki1998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90957">
            <text:p>Beta-90957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9810.0">
            <text:p>39810.0</text:p>
          </table:table-cell>
          <table:table-cell office:value-type="float" office:value="610.0">
            <text:p>610.0</text:p>
          </table:table-cell>
          <table:table-cell office:value-type="string" office:value="tubes of polychaeta">
            <text:p>tubes of polychaet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90958">
            <text:p>Beta-90958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8910.0">
            <text:p>38910.0</text:p>
          </table:table-cell>
          <table:table-cell office:value-type="float" office:value="550.0">
            <text:p>550.0</text:p>
          </table:table-cell>
          <table:table-cell office:value-type="string" office:value="tubes of polychaeta">
            <text:p>tubes of polychaet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90959">
            <text:p>Beta-90959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9300.0">
            <text:p>39300.0</text:p>
          </table:table-cell>
          <table:table-cell office:value-type="float" office:value="580.0">
            <text:p>58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NUTA-Ishiwa01">
            <text:p>NUTA-Ishiwa01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6180.0">
            <text:p>36180.0</text:p>
          </table:table-cell>
          <table:table-cell office:value-type="float" office:value="630.0">
            <text:p>630.0</text:p>
          </table:table-cell>
          <table:table-cell office:value-type="string" office:value="fragment of shell">
            <text:p>fragment of shell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MiuraEtal1998,IgarashiEtal1995a">
            <text:p>IshiwaEtal2021,MiuraEtal1998,IgarashiEtal1995a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0999">
            <text:p>Beta-80999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060.0">
            <text:p>37060.0</text:p>
          </table:table-cell>
          <table:table-cell office:value-type="float" office:value="950.0">
            <text:p>950.0</text:p>
          </table:table-cell>
          <table:table-cell office:value-type="string" office:value="tubes of polychaeta">
            <text:p>tubes of polychaet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6318">
            <text:p>Beta-326318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4500.0">
            <text:p>450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0996">
            <text:p>Beta-80996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800.0">
            <text:p>4800.0</text:p>
          </table:table-cell>
          <table:table-cell office:value-type="float" office:value="50.0">
            <text:p>5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IshiwaEtal2021,MiuraEtal1998,HirakawaSawagaki1998,VerleyenEtal2017">
            <text:p>IshiwaEtal2021,MiuraEtal1998,HirakawaSawagaki1998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8">
            <text:p>Beta-10338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560.0">
            <text:p>37560.0</text:p>
          </table:table-cell>
          <table:table-cell office:value-type="float" office:value="470.0">
            <text:p>4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7">
            <text:p>Beta-10337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700.0">
            <text:p>37700.0</text:p>
          </table:table-cell>
          <table:table-cell office:value-type="float" office:value="470.0">
            <text:p>4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1">
            <text:p>4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6">
            <text:p>Beta-10336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560.0">
            <text:p>37560.0</text:p>
          </table:table-cell>
          <table:table-cell office:value-type="float" office:value="470.0">
            <text:p>4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5">
            <text:p>Beta-10335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2840.0">
            <text:p>42840.0</text:p>
          </table:table-cell>
          <table:table-cell office:value-type="float" office:value="930.0">
            <text:p>93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7">
            <text:p>5.7</text:p>
          </table:table-cell>
          <table:table-cell office:value-type="float" office:value="1.1400000000000001">
            <text:p>1.1400000000000001</text:p>
          </table:table-cell>
          <table:table-cell office:value-type="float" office:value="1.1400000000000001">
            <text:p>1.1400000000000001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0998">
            <text:p>Beta-80998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230.0">
            <text:p>4230.0</text:p>
          </table:table-cell>
          <table:table-cell office:value-type="float" office:value="80.0">
            <text:p>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IshiwaEtal2021,MiuraEtal1998,HirakawaSawagaki1998,VerleyenEtal2017">
            <text:p>IshiwaEtal2021,MiuraEtal1998,HirakawaSawagaki1998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4">
            <text:p>Beta-10334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6730.0">
            <text:p>36730.0</text:p>
          </table:table-cell>
          <table:table-cell office:value-type="float" office:value="420.0">
            <text:p>42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3">
            <text:p>Beta-10333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3710.0">
            <text:p>43710.0</text:p>
          </table:table-cell>
          <table:table-cell office:value-type="float" office:value="990.0">
            <text:p>9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7">
            <text:p>5.7</text:p>
          </table:table-cell>
          <table:table-cell office:value-type="float" office:value="1.1400000000000001">
            <text:p>1.1400000000000001</text:p>
          </table:table-cell>
          <table:table-cell office:value-type="float" office:value="1.1400000000000001">
            <text:p>1.1400000000000001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2">
            <text:p>Beta-10332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3810.0">
            <text:p>43810.0</text:p>
          </table:table-cell>
          <table:table-cell office:value-type="float" office:value="1100.0">
            <text:p>11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400000000000002">
            <text:p>1.2400000000000002</text:p>
          </table:table-cell>
          <table:table-cell office:value-type="float" office:value="1.2400000000000002">
            <text:p>1.24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31">
            <text:p>Beta-100331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840.0">
            <text:p>37840.0</text:p>
          </table:table-cell>
          <table:table-cell office:value-type="float" office:value="570.0">
            <text:p>5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30">
            <text:p>Beta-100330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160.0">
            <text:p>35160.0</text:p>
          </table:table-cell>
          <table:table-cell office:value-type="float" office:value="350.0">
            <text:p>3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6">
            <text:p>8.6</text:p>
          </table:table-cell>
          <table:table-cell office:value-type="float" office:value="1.72">
            <text:p>1.72</text:p>
          </table:table-cell>
          <table:table-cell office:value-type="float" office:value="1.72">
            <text:p>1.7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9">
            <text:p>Beta-100329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6520.0">
            <text:p>36520.0</text:p>
          </table:table-cell>
          <table:table-cell office:value-type="float" office:value="430.0">
            <text:p>43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7000000000000002">
            <text:p>1.7000000000000002</text:p>
          </table:table-cell>
          <table:table-cell office:value-type="float" office:value="1.7000000000000002">
            <text:p>1.70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8">
            <text:p>Beta-100328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7740.0">
            <text:p>37740.0</text:p>
          </table:table-cell>
          <table:table-cell office:value-type="float" office:value="490.0">
            <text:p>4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7">
            <text:p>9.7</text:p>
          </table:table-cell>
          <table:table-cell office:value-type="float" office:value="1.94">
            <text:p>1.94</text:p>
          </table:table-cell>
          <table:table-cell office:value-type="float" office:value="1.94">
            <text:p>1.9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7">
            <text:p>Beta-100327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4650.0">
            <text:p>34650.0</text:p>
          </table:table-cell>
          <table:table-cell office:value-type="float" office:value="500.0">
            <text:p>5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7">
            <text:p>9.7</text:p>
          </table:table-cell>
          <table:table-cell office:value-type="float" office:value="1.94">
            <text:p>1.94</text:p>
          </table:table-cell>
          <table:table-cell office:value-type="float" office:value="1.94">
            <text:p>1.9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5">
            <text:p>Beta-100325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0360.0">
            <text:p>30360.0</text:p>
          </table:table-cell>
          <table:table-cell office:value-type="float" office:value="290.0">
            <text:p>2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39">
            <text:p>Beta-10339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9290.0">
            <text:p>39290.0</text:p>
          </table:table-cell>
          <table:table-cell office:value-type="float" office:value="600.0">
            <text:p>6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4">
            <text:p>Beta-100324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320.0">
            <text:p>35320.0</text:p>
          </table:table-cell>
          <table:table-cell office:value-type="float" office:value="520.0">
            <text:p>52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2">
            <text:p>Beta-100322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8400.0">
            <text:p>38400.0</text:p>
          </table:table-cell>
          <table:table-cell office:value-type="float" office:value="640.0">
            <text:p>64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2">
            <text:p>10.2</text:p>
          </table:table-cell>
          <table:table-cell office:value-type="float" office:value="2.04">
            <text:p>2.04</text:p>
          </table:table-cell>
          <table:table-cell office:value-type="float" office:value="2.04">
            <text:p>2.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56">
            <text:p>SUERC-18056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3970.0">
            <text:p>3970.0</text:p>
          </table:table-cell>
          <table:table-cell office:value-type="float" office:value="35.0">
            <text:p>35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58">
            <text:p>SUERC-18058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5528.0">
            <text:p>5528.0</text:p>
          </table:table-cell>
          <table:table-cell office:value-type="float" office:value="37.0">
            <text:p>37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66">
            <text:p>SUERC-18066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5893.0">
            <text:p>5893.0</text:p>
          </table:table-cell>
          <table:table-cell office:value-type="float" office:value="38.0">
            <text:p>38.0</text:p>
          </table:table-cell>
          <table:table-cell office:value-type="string" office:value="bulk matrix">
            <text:p>bulk matrix</text:p>
          </table:table-cell>
          <table:table-cell office:value-type="string" office:value="mixed,terrestrial_sh,10">
            <text:p>mixed,terrestrial_sh,10</text:p>
          </table:table-cell>
          <table:table-cell office:value-type="string" office:value="570.0">
            <text:p>57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67">
            <text:p>SUERC-18067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4583.0">
            <text:p>4583.0</text:p>
          </table:table-cell>
          <table:table-cell office:value-type="float" office:value="36.0">
            <text:p>36.0</text:p>
          </table:table-cell>
          <table:table-cell office:value-type="string" office:value="bulk matrix">
            <text:p>bulk matrix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68">
            <text:p>SUERC-18068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4856.0">
            <text:p>4856.0</text:p>
          </table:table-cell>
          <table:table-cell office:value-type="float" office:value="38.0">
            <text:p>38.0</text:p>
          </table:table-cell>
          <table:table-cell office:value-type="string" office:value="bulk matrix">
            <text:p>bulk matrix</text:p>
          </table:table-cell>
          <table:table-cell office:value-type="string" office:value="mixed,terrestrial_sh,75">
            <text:p>mixed,terrestrial_sh,75</text:p>
          </table:table-cell>
          <table:table-cell office:value-type="string" office:value="570.0">
            <text:p>57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69">
            <text:p>SUERC-18069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5500.0">
            <text:p>5500.0</text:p>
          </table:table-cell>
          <table:table-cell office:value-type="float" office:value="38.0">
            <text:p>38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70">
            <text:p>SUERC-18070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5090.0">
            <text:p>5090.0</text:p>
          </table:table-cell>
          <table:table-cell office:value-type="float" office:value="38.0">
            <text:p>38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071">
            <text:p>SUERC-18071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8019.0">
            <text:p>8019.0</text:p>
          </table:table-cell>
          <table:table-cell office:value-type="float" office:value="40.0">
            <text:p>4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338">
            <text:p>SUERC-18338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342">
            <text:p>SUERC-18342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149.0">
            <text:p>149.0</text:p>
          </table:table-cell>
          <table:table-cell office:value-type="float" office:value="35.0">
            <text:p>35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343">
            <text:p>SUERC-18343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281.0">
            <text:p>281.0</text:p>
          </table:table-cell>
          <table:table-cell office:value-type="float" office:value="37.0">
            <text:p>37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344">
            <text:p>SUERC-18344</text:p>
          </table:table-cell>
          <table:table-cell office:value-type="float" office:value="-69.024">
            <text:p>-69.024</text:p>
          </table:table-cell>
          <table:table-cell office:value-type="float" office:value="39.567">
            <text:p>39.567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SUERC-18345">
            <text:p>SUERC-18345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">
            <text:p>4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0323">
            <text:p>Beta-100323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4090.0">
            <text:p>34090.0</text:p>
          </table:table-cell>
          <table:table-cell office:value-type="float" office:value="400.0">
            <text:p>4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2">
            <text:p>10.2</text:p>
          </table:table-cell>
          <table:table-cell office:value-type="float" office:value="2.04">
            <text:p>2.04</text:p>
          </table:table-cell>
          <table:table-cell office:value-type="float" office:value="2.04">
            <text:p>2.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0340">
            <text:p>Beta-10340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4830.0">
            <text:p>34830.0</text:p>
          </table:table-cell>
          <table:table-cell office:value-type="float" office:value="350.0">
            <text:p>3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4">
            <text:p>5.4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NUTA-Ishiwa03">
            <text:p>NUTA-Ishiwa03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040.0">
            <text:p>35040.0</text:p>
          </table:table-cell>
          <table:table-cell office:value-type="float" office:value="480.0">
            <text:p>480.0</text:p>
          </table:table-cell>
          <table:table-cell office:value-type="string" office:value="fragment of shell (Ad)">
            <text:p>fragment of shell (Ad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MiuraEtal1998,IgarashiEtal1995a,IgarashiEtal1995b">
            <text:p>IshiwaEtal2021,MiuraEtal1998,IgarashiEtal1995a,IgarashiEtal1995b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79334">
            <text:p>Beta-279334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880.0">
            <text:p>880.0</text:p>
          </table:table-cell>
          <table:table-cell office:value-type="float" office:value="40.0">
            <text:p>4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0488">
            <text:p>Beta-110488</text:p>
          </table:table-cell>
          <table:table-cell office:value-type="float" office:value="-69.011">
            <text:p>-69.011</text:p>
          </table:table-cell>
          <table:table-cell office:value-type="float" office:value="39.574">
            <text:p>39.574</text:p>
          </table:table-cell>
          <table:table-cell office:value-type="float" office:value="42270.0">
            <text:p>42270.0</text:p>
          </table:table-cell>
          <table:table-cell office:value-type="float" office:value="1070.0">
            <text:p>107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6846">
            <text:p>Beta-116846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2840.0">
            <text:p>32840.0</text:p>
          </table:table-cell>
          <table:table-cell office:value-type="float" office:value="220.0">
            <text:p>22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6847">
            <text:p>Beta-116847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200.0">
            <text:p>35200.0</text:p>
          </table:table-cell>
          <table:table-cell office:value-type="float" office:value="330.0">
            <text:p>33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8">
            <text:p>9.8</text:p>
          </table:table-cell>
          <table:table-cell office:value-type="float" office:value="1.9600000000000002">
            <text:p>1.9600000000000002</text:p>
          </table:table-cell>
          <table:table-cell office:value-type="float" office:value="1.9600000000000002">
            <text:p>1.96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6848">
            <text:p>Beta-116848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3080.0">
            <text:p>43080.0</text:p>
          </table:table-cell>
          <table:table-cell office:value-type="float" office:value="690.0">
            <text:p>6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61170">
            <text:p>Beta-261170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2130.0">
            <text:p>2130.0</text:p>
          </table:table-cell>
          <table:table-cell office:value-type="float" office:value="40.0">
            <text:p>4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61171">
            <text:p>Beta-261171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1130.0">
            <text:p>1130.0</text:p>
          </table:table-cell>
          <table:table-cell office:value-type="float" office:value="40.0">
            <text:p>4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61172">
            <text:p>Beta-261172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61174">
            <text:p>Beta-261174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7240.0">
            <text:p>7240.0</text:p>
          </table:table-cell>
          <table:table-cell office:value-type="float" office:value="50.0">
            <text:p>50.0</text:p>
          </table:table-cell>
          <table:table-cell office:value-type="string" office:value="bulk matrix">
            <text:p>bulk matrix</text:p>
          </table:table-cell>
          <table:table-cell office:value-type="string" office:value="mixed,terrestrial_sh,8">
            <text:p>mixed,terrestrial_sh,8</text:p>
          </table:table-cell>
          <table:table-cell office:value-type="string" office:value="570.0">
            <text:p>57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0487">
            <text:p>Beta-110487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9230.0">
            <text:p>39230.0</text:p>
          </table:table-cell>
          <table:table-cell office:value-type="float" office:value="950.0">
            <text:p>95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279335">
            <text:p>Beta-279335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66">
            <text:p>Beta-322266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1730.0">
            <text:p>173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0486">
            <text:p>Beta-110486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1960.0">
            <text:p>41960.0</text:p>
          </table:table-cell>
          <table:table-cell office:value-type="float" office:value="1100.0">
            <text:p>110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67">
            <text:p>Beta-322267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2660.0">
            <text:p>266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68">
            <text:p>Beta-322268</text:p>
          </table:table-cell>
          <table:table-cell office:value-type="float" office:value="-69.026">
            <text:p>-69.026</text:p>
          </table:table-cell>
          <table:table-cell office:value-type="float" office:value="39.536">
            <text:p>39.536</text:p>
          </table:table-cell>
          <table:table-cell office:value-type="float" office:value="4460.0">
            <text:p>446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mixed,terrestrial_sh,80">
            <text:p>mixed,terrestrial_sh,80</text:p>
          </table:table-cell>
          <table:table-cell office:value-type="string" office:value="570.0">
            <text:p>57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0995">
            <text:p>Beta-80995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590.0">
            <text:p>359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MiuraEtal1998,HirakawaSawagaki1998,VerleyenEtal2017">
            <text:p>IshiwaEtal2021,MiuraEtal1998,HirakawaSawagaki1998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80994">
            <text:p>Beta-80994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6660.0">
            <text:p>36660.0</text:p>
          </table:table-cell>
          <table:table-cell office:value-type="float" office:value="1480.0">
            <text:p>1480.0</text:p>
          </table:table-cell>
          <table:table-cell office:value-type="string" office:value="tubes of polychaeta">
            <text:p>tubes of polychaet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69">
            <text:p>Beta-322269</text:p>
          </table:table-cell>
          <table:table-cell office:value-type="float" office:value="-69.022">
            <text:p>-69.022</text:p>
          </table:table-cell>
          <table:table-cell office:value-type="float" office:value="39.564">
            <text:p>39.564</text:p>
          </table:table-cell>
          <table:table-cell office:value-type="float" office:value="2790.0">
            <text:p>2790.0</text:p>
          </table:table-cell>
          <table:table-cell office:value-type="float" office:value="30.0">
            <text:p>30.0</text:p>
          </table:table-cell>
          <table:table-cell office:value-type="string" office:value="micro biomat">
            <text:p>micro bio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70">
            <text:p>Beta-322270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1200.0">
            <text:p>120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">
            <text:p>4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7121">
            <text:p>Beta-327121</text:p>
          </table:table-cell>
          <table:table-cell office:value-type="float" office:value="-69.023">
            <text:p>-69.023</text:p>
          </table:table-cell>
          <table:table-cell office:value-type="float" office:value="39.558">
            <text:p>39.558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71">
            <text:p>Beta-322271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1920.0">
            <text:p>192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72">
            <text:p>Beta-322272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3900.0">
            <text:p>390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110485">
            <text:p>Beta-110485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42630.0">
            <text:p>42630.0</text:p>
          </table:table-cell>
          <table:table-cell office:value-type="float" office:value="1120.0">
            <text:p>1120.0</text:p>
          </table:table-cell>
          <table:table-cell office:value-type="string" office:value="fragment of shell (Ad)">
            <text:p>fragment of shell (Ad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2273">
            <text:p>Beta-322273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9870.0">
            <text:p>9870.0</text:p>
          </table:table-cell>
          <table:table-cell office:value-type="float" office:value="60.0">
            <text:p>6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NUTA-Ishiwa02">
            <text:p>NUTA-Ishiwa02</text:p>
          </table:table-cell>
          <table:table-cell office:value-type="float" office:value="-69.015">
            <text:p>-69.015</text:p>
          </table:table-cell>
          <table:table-cell office:value-type="float" office:value="39.568">
            <text:p>39.568</text:p>
          </table:table-cell>
          <table:table-cell office:value-type="float" office:value="34350.0">
            <text:p>34350.0</text:p>
          </table:table-cell>
          <table:table-cell office:value-type="float" office:value="550.0">
            <text:p>550.0</text:p>
          </table:table-cell>
          <table:table-cell office:value-type="string" office:value="fragment of shell">
            <text:p>fragment of shell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IshiwaEtal2021,MiuraEtal1998,IgarashiEtal1995a,IgarashiEtal1995b">
            <text:p>IshiwaEtal2021,MiuraEtal1998,IgarashiEtal1995a,IgarashiEtal1995b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6319">
            <text:p>Beta-326319</text:p>
          </table:table-cell>
          <table:table-cell office:value-type="float" office:value="-69.024">
            <text:p>-69.024</text:p>
          </table:table-cell>
          <table:table-cell office:value-type="float" office:value="39.567">
            <text:p>39.567</text:p>
          </table:table-cell>
          <table:table-cell office:value-type="float" office:value="4130.0">
            <text:p>413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IshiwaEtal2021,VerleyenEtal2017">
            <text:p>IshiwaEtal2021,VerleyenEtal2017</text:p>
          </table:table-cell>
        </table:table-row>
        <table:table-row>
          <table:table-cell office:value-type="string" office:value="Ongul_Islands">
            <text:p>Ongul_Islands</text:p>
          </table:table-cell>
          <table:table-cell office:value-type="string" office:value="radiocarbon">
            <text:p>radiocarbon</text:p>
          </table:table-cell>
          <table:table-cell office:value-type="string" office:value="Beta-327120">
            <text:p>Beta-327120</text:p>
          </table:table-cell>
          <table:table-cell office:value-type="float" office:value="-69.03">
            <text:p>-69.03</text:p>
          </table:table-cell>
          <table:table-cell office:value-type="float" office:value="39.516">
            <text:p>39.516</text:p>
          </table:table-cell>
          <table:table-cell office:value-type="float" office:value="3790.0">
            <text:p>3790.0</text:p>
          </table:table-cell>
          <table:table-cell office:value-type="float" office:value="30.0">
            <text:p>30.0</text:p>
          </table:table-cell>
          <table:table-cell office:value-type="string" office:value="microbial mat">
            <text:p>microbial ma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IshiwaEtal2021,VerleyenEtal2017">
            <text:p>IshiwaEtal2021,VerleyenEtal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